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16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14.796cm"/>
    </style:style>
    <style:style style:name="co4" style:family="table-column">
      <style:table-column-properties fo:break-before="auto" style:column-width="14.277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c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CP_SMD_D6.3mm_H5.8mm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SMD_AKL:CP_Elec_6.3x5.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3,C14,C15,C16,C17,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_AKL:C_0603_1608Metri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6,C7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_AKL:C_0603_1608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8,C9,C10,C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_AKL:CP_Elec_6.3x5.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12,C13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_AKL:C_0603_1608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18,C1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_AKL:CP_Elec_6.3x5.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https://www.tme.eu/Document/1dcb17797cd83f32e896ece3030f14cc/1n5817-19.pdf</text:p>
          </table:table-cell>
          <table:table-cell office:value-type="string" calcext:value-type="string">
            <text:p>Diode_THT_AKL:D_DO-41_SOD81_P7.62mm_Horizont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3,D4,D5,D6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https://datasheet.octopart.com/1N4148WS-13-F-Diodes-Inc.-datasheet-11839050.pdf</text:p>
          </table:table-cell>
          <table:table-cell office:value-type="string" calcext:value-type="string">
            <text:p>Diode_SMD_AKL:D_SOD-3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Eurorack Pow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IDC:IDC-Header_2x05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2,J3,J4,J5,J6,J7</text:p>
          </table:table-cell>
          <table:table-cell office:value-type="string" calcext:value-type="string">
            <text:p>Thonkiconn</text:p>
          </table:table-cell>
          <table:table-cell/>
          <table:table-cell office:value-type="string" calcext:value-type="string">
            <text:p>Eurorack:Thonkicon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9,J12,J14,J16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10,J11,J13,J15</text:p>
          </table:table-cell>
          <table:table-cell office:value-type="string" calcext:value-type="string">
            <text:p>Conn_01x10_Socke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1x10_P2.54mm_Verti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https://www.tme.eu/Document/79cbea1ac95301c813f57d9a7787c43d/DMG2305UX.pdf</text:p>
          </table:table-cell>
          <table:table-cell office:value-type="string" calcext:value-type="string">
            <text:p>Package_TO_SOT_SMD_AKL: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2,Q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https://www.tme.eu/Document/12bff749841e3a356e683e9a8e7e4119/2N3904BU-DTE.pdf</text:p>
          </table:table-cell>
          <table:table-cell office:value-type="string" calcext:value-type="string">
            <text:p>Package_TO_SOT_SMD_AKL:SOT-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_AKL:R_0603_1608Metric_Pad1.05x0.9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_AKL:R_0603_1608Metric_Pad1.05x0.95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4,R5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_AKL:R_0603_1608Metric_Pad1.05x0.95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6,R7,R8,R9,R10,R11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_AKL:R_0603_1608Metric_Pad1.05x0.95mm_HandSold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12,R13,R14,R15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_AKL:R_0603_1608Metric_Pad1.05x0.95mm_HandSold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16,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_AKL:R_0603_1608Metric_Pad1.05x0.95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18,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_AKL:R_0603_1608Metric_Pad1.05x0.95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_AKL:R_0603_1608Metric_Pad1.05x0.9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20,R23,R24,R25,R26,R27,R28,R29,R3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_AKL:R_0603_1608Metric_Pad1.05x0.95mm_HandSold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_AKL:R_0603_1608Metric_Pad1.05x0.9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PTV112-4420A-A5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SP_CodecBoards:Potentiometer_Bourns_PTV112-4_Dual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V2,RV3,RV4</text:p>
          </table:table-cell>
          <table:table-cell office:value-type="string" calcext:value-type="string">
            <text:p>B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SP_CodecBoards:Potentiometer_Alpha_RD901F-40-00D_Single_Vertical_CircularHo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Rotary_1x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SP_CodecBoards:ALPS Alpine 8-Way rotary switch SRBV Ser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2,SW4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uropi:SPDT_Swit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SP_CodecBoards:RotaryEncoder_Alps_EC11E-Switch_Vertical_H20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SW_Rotary_1x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SP_CodecBoards:ALPS Alpine 8-Way rotary switch SRBV Ser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o</text:p>
          </table:table-cell>
          <table:table-cell/>
          <table:table-cell office:value-type="string" calcext:value-type="string">
            <text:p>MCU_RaspberryPi_and_Boards:RPi_Pico_SMD_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CM1808</text:p>
          </table:table-cell>
          <table:table-cell/>
          <table:table-cell office:value-type="string" calcext:value-type="string">
            <text:p>DSP_CodecBoards:PCM18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3,U4</text:p>
          </table:table-cell>
          <table:table-cell office:value-type="string" calcext:value-type="string">
            <text:p>TL072CD</text:p>
          </table:table-cell>
          <table:table-cell office:value-type="string" calcext:value-type="string">
            <text:p>https://www.ti.com/lit/ds/symlink/tl072h.pdf?ts=1635057479364</text:p>
          </table:table-cell>
          <table:table-cell office:value-type="string" calcext:value-type="string">
            <text:p>Package_SO_AKL:SO-8_3.9x4.9mm_P1.27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GY_PCM5102A</text:p>
          </table:table-cell>
          <table:table-cell/>
          <table:table-cell office:value-type="string" calcext:value-type="string">
            <text:p>DSP_CodecBoards:GY_PCM5102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APS6404L</text:p>
          </table:table-cell>
          <table:table-cell office:value-type="string" calcext:value-type="string">
            <text:p>https://www.espressif.com/sites/default/files/documentation/esp-psram32_datasheet_en.pdf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M1117MP-5.0</text:p>
          </table:table-cell>
          <table:table-cell office:value-type="string" calcext:value-type="string">
            <text:p>http://www.ti.com/lit/ds/symlink/lm1117.pdf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C14532B</text:p>
          </table:table-cell>
          <table:table-cell/>
          <table:table-cell office:value-type="string" calcext:value-type="string">
            <text:p>Package_SO:SOIC-16_3.9x9.9mm_P1.27mm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document-statistic meta:table-count="1" meta:cell-count="191" meta:object-count="0"/>
  </office:meta>
</office:document-meta>
</file>